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font-name="Cantarell" officeooo:rsid="000167cb" officeooo:paragraph-rsid="000167cb"/>
    </style:style>
    <style:style style:name="P2" style:family="paragraph" style:parent-style-name="Standard">
      <style:text-properties style:font-name="Cantarell" officeooo:rsid="000167cb" officeooo:paragraph-rsid="0003ba01"/>
    </style:style>
    <style:style style:name="P3" style:family="paragraph" style:parent-style-name="Standard">
      <style:paragraph-properties fo:text-align="center" style:justify-single-word="false"/>
      <style:text-properties style:font-name="Cantarell" fo:font-size="28pt" officeooo:rsid="000167cb" officeooo:paragraph-rsid="000167cb" style:font-size-asian="28pt" style:font-size-complex="28pt"/>
    </style:style>
    <style:style style:name="P4" style:family="paragraph" style:parent-style-name="Standard">
      <style:text-properties style:font-name="Cantarell" fo:font-size="20pt" officeooo:rsid="000167cb" officeooo:paragraph-rsid="000167cb" style:font-size-asian="20pt" style:font-size-complex="20pt"/>
    </style:style>
    <style:style style:name="P5" style:family="paragraph" style:parent-style-name="Standard">
      <style:text-properties style:font-name="Cantarell" fo:font-size="20pt" officeooo:rsid="00050f07" officeooo:paragraph-rsid="00050f07" style:font-size-asian="20pt" style:font-size-complex="20pt"/>
    </style:style>
    <style:style style:name="P6" style:family="paragraph" style:parent-style-name="Standard">
      <style:text-properties style:font-name="Cantarell" fo:font-size="20pt" officeooo:rsid="0003ba01" officeooo:paragraph-rsid="0003ba01" style:font-size-asian="17.5pt" style:font-size-complex="20pt"/>
    </style:style>
    <style:style style:name="P7" style:family="paragraph" style:parent-style-name="Standard">
      <style:text-properties style:font-name="Cantarell" officeooo:rsid="0003ba01" officeooo:paragraph-rsid="0003ba01"/>
    </style:style>
    <style:style style:name="P8" style:family="paragraph" style:parent-style-name="Standard">
      <style:text-properties style:font-name="Cantarell" fo:font-size="12pt" officeooo:rsid="000167cb" officeooo:paragraph-rsid="000167cb" style:font-size-asian="10.5pt" style:font-size-complex="12pt"/>
    </style:style>
    <style:style style:name="P9" style:family="paragraph" style:parent-style-name="Standard">
      <style:text-properties style:font-name="Cantarell" fo:font-size="12pt" officeooo:rsid="000167cb" officeooo:paragraph-rsid="00050f07" style:font-size-asian="10.5pt" style:font-size-complex="12pt"/>
    </style:style>
    <style:style style:name="P10" style:family="paragraph" style:parent-style-name="Standard">
      <style:text-properties style:font-name="Cantarell" fo:font-size="12pt" officeooo:rsid="00027a8a" officeooo:paragraph-rsid="00027a8a" style:font-size-asian="10.5pt" style:font-size-complex="12pt"/>
    </style:style>
    <style:style style:name="P11" style:family="paragraph" style:parent-style-name="Standard">
      <style:text-properties style:font-name="Cantarell" fo:font-size="12pt" officeooo:rsid="0003ba01" officeooo:paragraph-rsid="0003ba01" style:font-size-asian="10.5pt" style:font-size-complex="12pt"/>
    </style:style>
    <style:style style:name="P12" style:family="paragraph" style:parent-style-name="Standard">
      <style:text-properties style:font-name="Cantarell" fo:font-size="12pt" officeooo:rsid="000698c5" officeooo:paragraph-rsid="000698c5" style:font-size-asian="10.5pt" style:font-size-complex="12pt"/>
    </style:style>
    <style:style style:name="P13" style:family="paragraph" style:parent-style-name="Standard">
      <style:text-properties style:font-name="Cantarell" officeooo:rsid="00055c41" officeooo:paragraph-rsid="00055c41"/>
    </style:style>
    <style:style style:name="P14" style:family="paragraph" style:parent-style-name="Standard">
      <style:text-properties style:font-name="Cantarell" fo:font-size="12pt" officeooo:rsid="000a41c5" officeooo:paragraph-rsid="000a41c5" style:font-size-asian="10.5pt" style:font-size-complex="12pt"/>
    </style:style>
    <style:style style:name="T1" style:family="text">
      <style:text-properties fo:font-size="20pt" style:font-size-asian="20pt" style:font-size-complex="20pt"/>
    </style:style>
    <style:style style:name="T2" style:family="text">
      <style:text-properties fo:font-size="20pt" officeooo:rsid="0003ba01" style:font-size-asian="20pt" style:font-size-complex="20pt"/>
    </style:style>
    <style:style style:name="T3" style:family="text">
      <style:text-properties officeooo:rsid="000709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dam Mir-sadjadi et Florent Bélot</text:p>
      <text:p text:style-name="P1"/>
      <text:p text:style-name="P3">Brouillon de rapport</text:p>
      <text:p text:style-name="P8"/>
      <text:p text:style-name="P8"/>
      <text:p text:style-name="P4">Modélisation de la grille</text:p>
      <text:p text:style-name="P1"/>
      <text:p text:style-name="P1">On représente la grille par 10 lignes, 10 colonnes et 10 carrés.</text:p>
      <text:p text:style-name="P1"/>
      <text:p text:style-name="P13">(éventuellement faire des schémas pour que ce soit plus explicite)</text:p>
      <text:p text:style-name="P1"/>
      <text:p text:style-name="P1">Dans chacun de ces composants de la grille il y a un tableau de 10 cellules, donc chaque cellule est renseigné dans une ligne, une colonne et un carré.</text:p>
      <text:p text:style-name="P1">L’avantage par rapport à un tableau de 81 cellules c’est la facilité pour récupérer une ligne, une colonne ou un carré, il n’y a pas besoin de récupérer les 10 cellules « à la main » à chaque fois ce qui est pratique dans les déductions rules.</text:p>
      <text:p text:style-name="P1"/>
      <text:p text:style-name="P1">Une cellule peut être soit une EmptyCell donc une cellule dont on ne connaît pas encore la valeur soit une Cell donc une cellule dont on connaît la valeur. Une EmptyCell possède un tableau de valeur contenant les valeurs possible pour la cellule.</text:p>
      <text:p text:style-name="P1"/>
      <text:p text:style-name="P1"><text:s/><text:span text:style-name="T1">D</text:span><text:span text:style-name="T2">éduction rules</text:span></text:p>
      <text:p text:style-name="P1"/>
      <text:p text:style-name="P1"><text:tab/>DR0 :</text:p>
      <text:p text:style-name="P1"><text:tab/><text:tab/>Prend en entré une cellule et si c’est une cellule non-vide, la règle retire sa valeur à <text:tab/><text:tab/>toutes les cellules vides de la ligne/colonne et carré lié.</text:p>
      <text:p text:style-name="P1"/>
      <text:p text:style-name="P1"><text:tab/>Singleton nue :</text:p>
      <text:p text:style-name="P1"><text:tab/><text:tab/>Si une cellule vide n’a plus qu’une seul possibilité alors la règle la remplace par une <text:tab/><text:tab/>cellule pleine et appel DR0 pour retirer la valeur aux cellules liés.</text:p>
      <text:p text:style-name="P1"/>
      <text:p text:style-name="P1"><text:tab/>Singleton caché :</text:p>
      <text:p text:style-name="P1"><text:tab/><text:tab/>Si une cellule est la seule dans sa ligne/colonne ou carré à avoir certain un chiffre dans ses possibilités alors la règle la remplace par une cellule pleine et appel DR0 pour retirer la valeur aux cellules liés.</text:p>
      <text:p text:style-name="P1"/>
      <text:p text:style-name="P1"><text:tab/>Paires nues :</text:p>
      <text:p text:style-name="P1"><text:tab/><text:tab/>Si 2 cellules appartenant à la même ligne/colonne/carré on toutes les 2 uniquement 2 possibilités et que ce sont les mêmes alors la règles retire ces possibilités à toute les autres cellules vides appartenant à <text:s/>la même ligne/colonne/carré.</text:p>
      <text:p text:style-name="P1"/>
      <text:p text:style-name="P4">Design Pattern</text:p>
      <text:p text:style-name="P4"/>
      <text:p text:style-name="P10"/>
      <text:p text:style-name="P2"/>
      <text:p text:style-name="P5"><text:soft-page-break/>UML</text:p>
      <text:p text:style-name="P9"/>
      <text:p text:style-name="P14">INSERER UML</text:p>
      <text:p text:style-name="P9"/>
      <text:p text:style-name="P2"/>
      <text:p text:style-name="P6">Fonctionnement du solver</text:p>
      <text:p text:style-name="P2"/>
      <text:p text:style-name="P7">Prend en argument le chemin des fichiers qu’il faut résoudre (peut en prendre un ou plusieurs).</text:p>
      <text:p text:style-name="P7"/>
      <text:p text:style-name="P11">Créé la grille à partir du fichier entré grâce au builder.</text:p>
      <text:p text:style-name="P11"/>
      <text:p text:style-name="P12">Une fois la grille créé il utilise la strategy pour créé un context qui permet d’utiliser la pile pour empiler les EmptyCell de la grille, ensuite il applique la DR1 pour chaque cellule de la pile et si la DR1 renvoie true (donc qu’une déduction à été fait) alors il empile les EmptyCell qui ne sont pas déjà dans la pile appartenant à la même ligne/colonne/carré.</text:p>
      <text:p text:style-name="P12"/>
      <text:p text:style-name="P12">Puis une fois que la pile est vide, soit il ne reste plus de cellule à remplir (cellToFill = 0) et la grille est considéré comme étant facile, soit il en reste et dans ce cas il modifie le context pour y mettre DR2 et reproduire le même schéma avec DR1 et DR2, si il ne reste plus de cellule c’est une grille de difficulté moyenne et sinon encore la même chose avec DR3. Mais si après avoir utiliser DR3 la grille n’est toujours pas complété dans ce cas le solver demandera à l’utilisateur de rentrer une valeur pour une case et réutilisera la strategy sur DR3 après pour tenter de trouver une solution, si l’utilisateur essaie de remplir une cellule ne possédant plus de valeur possible dans ce cas le solver proposera soit de retourner au début des choix soit d’arrêter le solver pour recommenc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7:10:34.398117677</meta:creation-date>
    <dc:date>2024-11-10T16:19:11.405954318</dc:date>
    <meta:editing-duration>PT2H29M44S</meta:editing-duration>
    <meta:editing-cycles>10</meta:editing-cycles>
    <meta:generator>LibreOffice/7.5.9.2$Linux_X86_64 LibreOffice_project/50$Build-2</meta:generator>
    <meta:document-statistic meta:table-count="0" meta:image-count="0" meta:object-count="0" meta:page-count="2" meta:paragraph-count="25" meta:word-count="544" meta:character-count="3055" meta:non-whitespace-character-count="2518"/>
  </office:meta>
</office:document-meta>
</file>